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485cm"/>
    </style:style>
    <style:style style:name="co14" style:family="table-column">
      <style:table-column-properties fo:break-before="auto" style:column-width="3.70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13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mpo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4" table:default-cell-style-name="ce1"/>
        <table:table-row table:style-name="ro1">
          <table:table-cell office:value-type="string" calcext:value-type="string">
            <text:p>Tamanho do Problema</text:p>
          </table:table-cell>
          <table:table-cell office:value-type="string" calcext:value-type="string">
            <text:p>Serial</text:p>
          </table:table-cell>
          <table:table-cell table:style-name="ce2" office:value-type="float" office:value="2" calcext:value-type="float">
            <text:p>2,00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4" calcext:value-type="float">
            <text:p>4,00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8" calcext:value-type="float">
            <text:p>8,00</text:p>
          </table:table-cell>
          <table:table-cell table:style-name="ce2" office:value-type="float" office:value="12" calcext:value-type="float">
            <text:p>12,00</text:p>
          </table:table-cell>
          <table:table-cell table:style-name="ce4" office:value-type="string" calcext:value-type="string">
            <text:p>Speedup 2</text:p>
          </table:table-cell>
          <table:table-cell table:style-name="ce4" office:value-type="string" calcext:value-type="string">
            <text:p>Speedup 3</text:p>
          </table:table-cell>
          <table:table-cell table:style-name="ce4" office:value-type="string" calcext:value-type="string">
            <text:p>Speedup 4</text:p>
          </table:table-cell>
          <table:table-cell table:style-name="ce4" office:value-type="string" calcext:value-type="string">
            <text:p>Speedup 6</text:p>
          </table:table-cell>
          <table:table-cell table:style-name="ce4" office:value-type="string" calcext:value-type="string">
            <text:p>Speedup 8</text:p>
          </table:table-cell>
          <table:table-cell table:style-name="ce4" office:value-type="string" calcext:value-type="string">
            <text:p>Speedup 12</text:p>
          </table:table-cell>
          <table:table-cell table:style-name="ce4" office:value-type="string" calcext:value-type="string">
            <text:p>Eficiencia 2</text:p>
          </table:table-cell>
          <table:table-cell table:style-name="ce4" office:value-type="string" calcext:value-type="string">
            <text:p>Eficiencia 3</text:p>
          </table:table-cell>
          <table:table-cell table:style-name="ce4" office:value-type="string" calcext:value-type="string">
            <text:p>Eficiencia 4</text:p>
          </table:table-cell>
          <table:table-cell table:style-name="ce4" office:value-type="string" calcext:value-type="string">
            <text:p>Eficiencia 6</text:p>
          </table:table-cell>
          <table:table-cell table:style-name="ce4" office:value-type="string" calcext:value-type="string">
            <text:p>Eficiencia 8</text:p>
          </table:table-cell>
          <table:table-cell table:style-name="ce4" office:value-type="string" calcext:value-type="string">
            <text:p>Eficiencia 12</text:p>
          </table:table-cell>
          <table:table-cell table:number-columns-repeated="1004"/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32.135478" calcext:value-type="float">
            <text:p>32,135478</text:p>
          </table:table-cell>
          <table:table-cell table:style-name="ce3" office:value-type="float" office:value="7.912499555" calcext:value-type="float">
            <text:p>7,912499555</text:p>
          </table:table-cell>
          <table:table-cell table:style-name="ce3" office:value-type="float" office:value="3.467773187" calcext:value-type="float">
            <text:p>3,467773187</text:p>
          </table:table-cell>
          <table:table-cell table:style-name="ce3" office:value-type="float" office:value="1.951849582" calcext:value-type="float">
            <text:p>1,951849582</text:p>
          </table:table-cell>
          <table:table-cell table:style-name="ce3" office:value-type="float" office:value="0.853460621" calcext:value-type="float">
            <text:p>0,853460621</text:p>
          </table:table-cell>
          <table:table-cell table:style-name="ce3" office:value-type="float" office:value="0.748988065" calcext:value-type="float">
            <text:p>0,748988065</text:p>
          </table:table-cell>
          <table:table-cell table:style-name="ce3" office:value-type="float" office:value="0.337948787" calcext:value-type="float">
            <text:p>0,337948787</text:p>
          </table:table-cell>
          <table:table-cell table:style-name="ce5" table:formula="of:=[.$B2]/[.C2]" office:value-type="float" office:value="4.06135605779506" calcext:value-type="float">
            <text:p>4,061356057795</text:p>
          </table:table-cell>
          <table:table-cell table:style-name="ce5" table:formula="of:=[.$B2]/[.D2]" office:value-type="float" office:value="9.26689153733283" calcext:value-type="float">
            <text:p>9,266891537333</text:p>
          </table:table-cell>
          <table:table-cell table:style-name="ce5" table:formula="of:=[.$B2]/[.E2]" office:value-type="float" office:value="16.4641160345316" calcext:value-type="float">
            <text:p>16,464116034532</text:p>
          </table:table-cell>
          <table:table-cell table:style-name="ce5" table:formula="of:=[.$B2]/[.F2]" office:value-type="float" office:value="37.6531467407914" calcext:value-type="float">
            <text:p>37,653146740792</text:p>
          </table:table-cell>
          <table:table-cell table:style-name="ce5" table:formula="of:=[.$B2]/[.G2]" office:value-type="float" office:value="42.9051936895683" calcext:value-type="float">
            <text:p>42,905193689568</text:p>
          </table:table-cell>
          <table:table-cell table:style-name="ce5" table:formula="of:=[.$B2]/[.H2]" office:value-type="float" office:value="95.0897864888623" calcext:value-type="float">
            <text:p>95,089786488862</text:p>
          </table:table-cell>
          <table:table-cell table:style-name="ce5" table:formula="of:=[.I2]/[.C$1]" office:value-type="float" office:value="2.03067802889753" calcext:value-type="float">
            <text:p>2,030678028898</text:p>
          </table:table-cell>
          <table:table-cell table:style-name="ce5" table:formula="of:=[.J2]/[.D$1]" office:value-type="float" office:value="3.08896384577761" calcext:value-type="float">
            <text:p>3,088963845778</text:p>
          </table:table-cell>
          <table:table-cell table:style-name="ce5" table:formula="of:=[.K2]/[.E$1]" office:value-type="float" office:value="4.1160290086329" calcext:value-type="float">
            <text:p>4,116029008633</text:p>
          </table:table-cell>
          <table:table-cell table:style-name="ce5" table:formula="of:=[.L2]/[.F$1]" office:value-type="float" office:value="6.27552445679858" calcext:value-type="float">
            <text:p>6,275524456799</text:p>
          </table:table-cell>
          <table:table-cell table:style-name="ce5" table:formula="of:=[.M2]/[.G$1]" office:value-type="float" office:value="5.36314921119604" calcext:value-type="float">
            <text:p>5,363149211196</text:p>
          </table:table-cell>
          <table:table-cell table:style-name="ce5" table:formula="of:=[.N2]/[.H$1]" office:value-type="float" office:value="7.92414887407186" calcext:value-type="float">
            <text:p>7,924148874072</text:p>
          </table:table-cell>
          <table:table-cell table:number-columns-repeated="1004"/>
        </table:table-row>
        <table:table-row table:style-name="ro1">
          <table:table-cell office:value-type="float" office:value="131400" calcext:value-type="float">
            <text:p>131400</text:p>
          </table:table-cell>
          <table:table-cell office:value-type="float" office:value="35.481183" calcext:value-type="float">
            <text:p>35,481183</text:p>
          </table:table-cell>
          <table:table-cell table:style-name="ce3" office:value-type="float" office:value="8.637395965" calcext:value-type="float">
            <text:p>8,637395965</text:p>
          </table:table-cell>
          <table:table-cell table:style-name="ce3" office:value-type="float" office:value="3.760997405" calcext:value-type="float">
            <text:p>3,760997405</text:p>
          </table:table-cell>
          <table:table-cell table:style-name="ce3" office:value-type="float" office:value="2.155888266" calcext:value-type="float">
            <text:p>2,155888266</text:p>
          </table:table-cell>
          <table:table-cell table:style-name="ce3" office:value-type="float" office:value="1.641737021" calcext:value-type="float">
            <text:p>1,641737021</text:p>
          </table:table-cell>
          <table:table-cell table:style-name="ce3" office:value-type="float" office:value="0.81615609" calcext:value-type="float">
            <text:p>0,816156090</text:p>
          </table:table-cell>
          <table:table-cell table:style-name="ce3" office:value-type="float" office:value="0.362424888" calcext:value-type="float">
            <text:p>0,362424888</text:p>
          </table:table-cell>
          <table:table-cell table:style-name="ce5" table:formula="of:=[.$B3]/[.C3]" office:value-type="float" office:value="4.10785648171914" calcext:value-type="float">
            <text:p>4,107856481719</text:p>
          </table:table-cell>
          <table:table-cell table:style-name="ce5" table:formula="of:=[.$B3]/[.D3]" office:value-type="float" office:value="9.43398231352941" calcext:value-type="float">
            <text:p>9,433982313529</text:p>
          </table:table-cell>
          <table:table-cell table:style-name="ce5" table:formula="of:=[.$B3]/[.E3]" office:value-type="float" office:value="16.4578023636778" calcext:value-type="float">
            <text:p>16,457802363678</text:p>
          </table:table-cell>
          <table:table-cell table:style-name="ce5" table:formula="of:=[.$B3]/[.F3]" office:value-type="float" office:value="21.6119771596477" calcext:value-type="float">
            <text:p>21,611977159648</text:p>
          </table:table-cell>
          <table:table-cell table:style-name="ce5" table:formula="of:=[.$B3]/[.G3]" office:value-type="float" office:value="43.4735260016255" calcext:value-type="float">
            <text:p>43,473526001626</text:p>
          </table:table-cell>
          <table:table-cell table:style-name="ce5" table:formula="of:=[.$B3]/[.H3]" office:value-type="float" office:value="97.899410815297" calcext:value-type="float">
            <text:p>97,899410815297</text:p>
          </table:table-cell>
          <table:table-cell table:style-name="ce5" table:formula="of:=[.I3]/[.C$1]" office:value-type="float" office:value="2.05392824085957" calcext:value-type="float">
            <text:p>2,053928240860</text:p>
          </table:table-cell>
          <table:table-cell table:style-name="ce5" table:formula="of:=[.J3]/[.D$1]" office:value-type="float" office:value="3.14466077117647" calcext:value-type="float">
            <text:p>3,144660771176</text:p>
          </table:table-cell>
          <table:table-cell table:style-name="ce5" table:formula="of:=[.K3]/[.E$1]" office:value-type="float" office:value="4.11445059091945" calcext:value-type="float">
            <text:p>4,114450590919</text:p>
          </table:table-cell>
          <table:table-cell table:style-name="ce5" table:formula="of:=[.L3]/[.F$1]" office:value-type="float" office:value="3.60199619327461" calcext:value-type="float">
            <text:p>3,601996193275</text:p>
          </table:table-cell>
          <table:table-cell table:style-name="ce5" table:formula="of:=[.M3]/[.G$1]" office:value-type="float" office:value="5.43419075020319" calcext:value-type="float">
            <text:p>5,434190750203</text:p>
          </table:table-cell>
          <table:table-cell table:style-name="ce5" table:formula="of:=[.N3]/[.H$1]" office:value-type="float" office:value="8.15828423460808" calcext:value-type="float">
            <text:p>8,158284234608</text:p>
          </table:table-cell>
          <table:table-cell table:number-columns-repeated="1004"/>
        </table:table-row>
        <table:table-row table:style-name="ro1">
          <table:table-cell office:value-type="float" office:value="136800" calcext:value-type="float">
            <text:p>136800</text:p>
          </table:table-cell>
          <table:table-cell office:value-type="float" office:value="39.528536" calcext:value-type="float">
            <text:p>39,528536</text:p>
          </table:table-cell>
          <table:table-cell table:style-name="ce3" office:value-type="float" office:value="9.38667719" calcext:value-type="float">
            <text:p>9,386677190</text:p>
          </table:table-cell>
          <table:table-cell table:style-name="ce3" office:value-type="float" office:value="4.113880309" calcext:value-type="float">
            <text:p>4,113880309</text:p>
          </table:table-cell>
          <table:table-cell table:style-name="ce3" office:value-type="float" office:value="3.199656516" calcext:value-type="float">
            <text:p>3,199656516</text:p>
          </table:table-cell>
          <table:table-cell table:style-name="ce3" office:value-type="float" office:value="1.147955712" calcext:value-type="float">
            <text:p>1,147955712</text:p>
          </table:table-cell>
          <table:table-cell table:style-name="ce3" office:value-type="float" office:value="0.880317277" calcext:value-type="float">
            <text:p>0,880317277</text:p>
          </table:table-cell>
          <table:table-cell table:style-name="ce3" office:value-type="float" office:value="0.395196453" calcext:value-type="float">
            <text:p>0,395196453</text:p>
          </table:table-cell>
          <table:table-cell table:style-name="ce5" table:formula="of:=[.$B4]/[.C4]" office:value-type="float" office:value="4.21113192665359" calcext:value-type="float">
            <text:p>4,211131926654</text:p>
          </table:table-cell>
          <table:table-cell table:style-name="ce5" table:formula="of:=[.$B4]/[.D4]" office:value-type="float" office:value="9.60857706859454" calcext:value-type="float">
            <text:p>9,608577068595</text:p>
          </table:table-cell>
          <table:table-cell table:style-name="ce5" table:formula="of:=[.$B4]/[.E4]" office:value-type="float" office:value="12.3539935622265" calcext:value-type="float">
            <text:p>12,353993562227</text:p>
          </table:table-cell>
          <table:table-cell table:style-name="ce5" table:formula="of:=[.$B4]/[.F4]" office:value-type="float" office:value="34.433851050867" calcext:value-type="float">
            <text:p>34,433851050867</text:p>
          </table:table-cell>
          <table:table-cell table:style-name="ce5" table:formula="of:=[.$B4]/[.G4]" office:value-type="float" office:value="44.9026016332518" calcext:value-type="float">
            <text:p>44,902601633252</text:p>
          </table:table-cell>
          <table:table-cell table:style-name="ce5" table:formula="of:=[.$B4]/[.H4]" office:value-type="float" office:value="100.022496912441" calcext:value-type="float">
            <text:p>100,022496912441</text:p>
          </table:table-cell>
          <table:table-cell table:style-name="ce5" table:formula="of:=[.I4]/[.C$1]" office:value-type="float" office:value="2.10556596332679" calcext:value-type="float">
            <text:p>2,105565963327</text:p>
          </table:table-cell>
          <table:table-cell table:style-name="ce5" table:formula="of:=[.J4]/[.D$1]" office:value-type="float" office:value="3.20285902286485" calcext:value-type="float">
            <text:p>3,202859022865</text:p>
          </table:table-cell>
          <table:table-cell table:style-name="ce5" table:formula="of:=[.K4]/[.E$1]" office:value-type="float" office:value="3.08849839055662" calcext:value-type="float">
            <text:p>3,088498390557</text:p>
          </table:table-cell>
          <table:table-cell table:style-name="ce5" table:formula="of:=[.L4]/[.F$1]" office:value-type="float" office:value="5.7389751751445" calcext:value-type="float">
            <text:p>5,738975175145</text:p>
          </table:table-cell>
          <table:table-cell table:style-name="ce5" table:formula="of:=[.M4]/[.G$1]" office:value-type="float" office:value="5.61282520415648" calcext:value-type="float">
            <text:p>5,612825204156</text:p>
          </table:table-cell>
          <table:table-cell table:style-name="ce5" table:formula="of:=[.N4]/[.H$1]" office:value-type="float" office:value="8.33520807603672" calcext:value-type="float">
            <text:p>8,335208076037</text:p>
          </table:table-cell>
          <table:table-cell table:number-columns-repeated="1004"/>
        </table:table-row>
        <table:table-row table:style-name="ro1">
          <table:table-cell office:value-type="float" office:value="142200" calcext:value-type="float">
            <text:p>142200</text:p>
          </table:table-cell>
          <table:table-cell office:value-type="float" office:value="41.820279" calcext:value-type="float">
            <text:p>41,820279</text:p>
          </table:table-cell>
          <table:table-cell table:style-name="ce3" office:value-type="float" office:value="10.157598365" calcext:value-type="float">
            <text:p>10,157598365</text:p>
          </table:table-cell>
          <table:table-cell table:style-name="ce3" office:value-type="float" office:value="4.458108615" calcext:value-type="float">
            <text:p>4,458108615</text:p>
          </table:table-cell>
          <table:table-cell table:style-name="ce3" office:value-type="float" office:value="2.46715873" calcext:value-type="float">
            <text:p>2,467158730</text:p>
          </table:table-cell>
          <table:table-cell table:style-name="ce3" office:value-type="float" office:value="1.11784175" calcext:value-type="float">
            <text:p>1,117841750</text:p>
          </table:table-cell>
          <table:table-cell table:style-name="ce3" office:value-type="float" office:value="0.954198352" calcext:value-type="float">
            <text:p>0,954198352</text:p>
          </table:table-cell>
          <table:table-cell table:style-name="ce3" office:value-type="float" office:value="0.428751799" calcext:value-type="float">
            <text:p>0,428751799</text:p>
          </table:table-cell>
          <table:table-cell table:style-name="ce5" table:formula="of:=[.$B5]/[.C5]" office:value-type="float" office:value="4.11714240879025" calcext:value-type="float">
            <text:p>4,117142408790</text:p>
          </table:table-cell>
          <table:table-cell table:style-name="ce5" table:formula="of:=[.$B5]/[.D5]" office:value-type="float" office:value="9.38072232230708" calcext:value-type="float">
            <text:p>9,380722322307</text:p>
          </table:table-cell>
          <table:table-cell table:style-name="ce5" table:formula="of:=[.$B5]/[.E5]" office:value-type="float" office:value="16.9507857323797" calcext:value-type="float">
            <text:p>16,950785732380</text:p>
          </table:table-cell>
          <table:table-cell table:style-name="ce5" table:formula="of:=[.$B5]/[.F5]" office:value-type="float" office:value="37.4116273613863" calcext:value-type="float">
            <text:p>37,411627361386</text:p>
          </table:table-cell>
          <table:table-cell table:style-name="ce5" table:formula="of:=[.$B5]/[.G5]" office:value-type="float" office:value="43.8276579626706" calcext:value-type="float">
            <text:p>43,827657962671</text:p>
          </table:table-cell>
          <table:table-cell table:style-name="ce5" table:formula="of:=[.$B5]/[.H5]" office:value-type="float" office:value="97.5396000612466" calcext:value-type="float">
            <text:p>97,539600061247</text:p>
          </table:table-cell>
          <table:table-cell table:style-name="ce5" table:formula="of:=[.I5]/[.C$1]" office:value-type="float" office:value="2.05857120439512" calcext:value-type="float">
            <text:p>2,058571204395</text:p>
          </table:table-cell>
          <table:table-cell table:style-name="ce5" table:formula="of:=[.J5]/[.D$1]" office:value-type="float" office:value="3.12690744076903" calcext:value-type="float">
            <text:p>3,126907440769</text:p>
          </table:table-cell>
          <table:table-cell table:style-name="ce5" table:formula="of:=[.K5]/[.E$1]" office:value-type="float" office:value="4.23769643309492" calcext:value-type="float">
            <text:p>4,237696433095</text:p>
          </table:table-cell>
          <table:table-cell table:style-name="ce5" table:formula="of:=[.L5]/[.F$1]" office:value-type="float" office:value="6.23527122689773" calcext:value-type="float">
            <text:p>6,235271226898</text:p>
          </table:table-cell>
          <table:table-cell table:style-name="ce5" table:formula="of:=[.M5]/[.G$1]" office:value-type="float" office:value="5.47845724533383" calcext:value-type="float">
            <text:p>5,478457245334</text:p>
          </table:table-cell>
          <table:table-cell table:style-name="ce5" table:formula="of:=[.N5]/[.H$1]" office:value-type="float" office:value="8.12830000510389" calcext:value-type="float">
            <text:p>8,128300005104</text:p>
          </table:table-cell>
          <table:table-cell table:number-columns-repeated="1004"/>
        </table:table-row>
        <table:table-row table:style-name="ro1">
          <table:table-cell office:value-type="float" office:value="147600" calcext:value-type="float">
            <text:p>147600</text:p>
          </table:table-cell>
          <table:table-cell office:value-type="float" office:value="45.530203" calcext:value-type="float">
            <text:p>45,530203</text:p>
          </table:table-cell>
          <table:table-cell table:style-name="ce3" office:value-type="float" office:value="10.959351364" calcext:value-type="float">
            <text:p>10,959351364</text:p>
          </table:table-cell>
          <table:table-cell table:style-name="ce3" office:value-type="float" office:value="4.76993621" calcext:value-type="float">
            <text:p>4,769936210</text:p>
          </table:table-cell>
          <table:table-cell table:style-name="ce3" office:value-type="float" office:value="2.677903867" calcext:value-type="float">
            <text:p>2,677903867</text:p>
          </table:table-cell>
          <table:table-cell table:style-name="ce3" office:value-type="float" office:value="1.254355689" calcext:value-type="float">
            <text:p>1,254355689</text:p>
          </table:table-cell>
          <table:table-cell table:style-name="ce3" office:value-type="float" office:value="1.033880037" calcext:value-type="float">
            <text:p>1,033880037</text:p>
          </table:table-cell>
          <table:table-cell table:style-name="ce3" office:value-type="float" office:value="0.495853579" calcext:value-type="float">
            <text:p>0,495853579</text:p>
          </table:table-cell>
          <table:table-cell table:style-name="ce5" table:formula="of:=[.$B6]/[.C6]" office:value-type="float" office:value="4.15446147201381" calcext:value-type="float">
            <text:p>4,154461472014</text:p>
          </table:table-cell>
          <table:table-cell table:style-name="ce5" table:formula="of:=[.$B6]/[.D6]" office:value-type="float" office:value="9.54524358303735" calcext:value-type="float">
            <text:p>9,545243583037</text:p>
          </table:table-cell>
          <table:table-cell table:style-name="ce5" table:formula="of:=[.$B6]/[.E6]" office:value-type="float" office:value="17.0021797873598" calcext:value-type="float">
            <text:p>17,002179787360</text:p>
          </table:table-cell>
          <table:table-cell table:style-name="ce5" table:formula="of:=[.$B6]/[.F6]" office:value-type="float" office:value="36.2976812711693" calcext:value-type="float">
            <text:p>36,297681271169</text:p>
          </table:table-cell>
          <table:table-cell table:style-name="ce5" table:formula="of:=[.$B6]/[.G6]" office:value-type="float" office:value="44.0381875755282" calcext:value-type="float">
            <text:p>44,038187575528</text:p>
          </table:table-cell>
          <table:table-cell table:style-name="ce5" table:formula="of:=[.$B6]/[.H6]" office:value-type="float" office:value="91.8218702622292" calcext:value-type="float">
            <text:p>91,821870262229</text:p>
          </table:table-cell>
          <table:table-cell table:style-name="ce5" table:formula="of:=[.I6]/[.C$1]" office:value-type="float" office:value="2.07723073600691" calcext:value-type="float">
            <text:p>2,077230736007</text:p>
          </table:table-cell>
          <table:table-cell table:style-name="ce5" table:formula="of:=[.J6]/[.D$1]" office:value-type="float" office:value="3.18174786101245" calcext:value-type="float">
            <text:p>3,181747861012</text:p>
          </table:table-cell>
          <table:table-cell table:style-name="ce5" table:formula="of:=[.K6]/[.E$1]" office:value-type="float" office:value="4.25054494683995" calcext:value-type="float">
            <text:p>4,250544946840</text:p>
          </table:table-cell>
          <table:table-cell table:style-name="ce5" table:formula="of:=[.L6]/[.F$1]" office:value-type="float" office:value="6.04961354519489" calcext:value-type="float">
            <text:p>6,049613545195</text:p>
          </table:table-cell>
          <table:table-cell table:style-name="ce5" table:formula="of:=[.M6]/[.G$1]" office:value-type="float" office:value="5.50477344694102" calcext:value-type="float">
            <text:p>5,504773446941</text:p>
          </table:table-cell>
          <table:table-cell table:style-name="ce5" table:formula="of:=[.N6]/[.H$1]" office:value-type="float" office:value="7.65182252185243" calcext:value-type="float">
            <text:p>7,651822521852</text:p>
          </table:table-cell>
          <table:table-cell table:number-columns-repeated="1004"/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48.585956" calcext:value-type="float">
            <text:p>48,585956</text:p>
          </table:table-cell>
          <table:table-cell table:style-name="ce3" office:value-type="float" office:value="11.927561651" calcext:value-type="float">
            <text:p>11,927561651</text:p>
          </table:table-cell>
          <table:table-cell table:style-name="ce3" office:value-type="float" office:value="5.181211163" calcext:value-type="float">
            <text:p>5,181211163</text:p>
          </table:table-cell>
          <table:table-cell table:style-name="ce3" office:value-type="float" office:value="2.870938519" calcext:value-type="float">
            <text:p>2,870938519</text:p>
          </table:table-cell>
          <table:table-cell table:style-name="ce3" office:value-type="float" office:value="1.460330157" calcext:value-type="float">
            <text:p>1,460330157</text:p>
          </table:table-cell>
          <table:table-cell table:style-name="ce3" office:value-type="float" office:value="1.107371946" calcext:value-type="float">
            <text:p>1,107371946</text:p>
          </table:table-cell>
          <table:table-cell table:style-name="ce3" office:value-type="float" office:value="0.500895032" calcext:value-type="float">
            <text:p>0,500895032</text:p>
          </table:table-cell>
          <table:table-cell table:style-name="ce5" table:formula="of:=[.$B7]/[.C7]" office:value-type="float" office:value="4.0734189788008" calcext:value-type="float">
            <text:p>4,073418978801</text:p>
          </table:table-cell>
          <table:table-cell table:style-name="ce5" table:formula="of:=[.$B7]/[.D7]" office:value-type="float" office:value="9.37733562124652" calcext:value-type="float">
            <text:p>9,377335621247</text:p>
          </table:table-cell>
          <table:table-cell table:style-name="ce5" table:formula="of:=[.$B7]/[.E7]" office:value-type="float" office:value="16.9233704164878" calcext:value-type="float">
            <text:p>16,923370416488</text:p>
          </table:table-cell>
          <table:table-cell table:style-name="ce5" table:formula="of:=[.$B7]/[.F7]" office:value-type="float" office:value="33.2705284261277" calcext:value-type="float">
            <text:p>33,270528426128</text:p>
          </table:table-cell>
          <table:table-cell table:style-name="ce5" table:formula="of:=[.$B7]/[.G7]" office:value-type="float" office:value="43.8750107183951" calcext:value-type="float">
            <text:p>43,875010718395</text:p>
          </table:table-cell>
          <table:table-cell table:style-name="ce5" table:formula="of:=[.$B7]/[.H7]" office:value-type="float" office:value="96.9982788729276" calcext:value-type="float">
            <text:p>96,998278872928</text:p>
          </table:table-cell>
          <table:table-cell table:style-name="ce5" table:formula="of:=[.I7]/[.C$1]" office:value-type="float" office:value="2.0367094894004" calcext:value-type="float">
            <text:p>2,036709489400</text:p>
          </table:table-cell>
          <table:table-cell table:style-name="ce5" table:formula="of:=[.J7]/[.D$1]" office:value-type="float" office:value="3.12577854041551" calcext:value-type="float">
            <text:p>3,125778540416</text:p>
          </table:table-cell>
          <table:table-cell table:style-name="ce5" table:formula="of:=[.K7]/[.E$1]" office:value-type="float" office:value="4.23084260412196" calcext:value-type="float">
            <text:p>4,230842604122</text:p>
          </table:table-cell>
          <table:table-cell table:style-name="ce5" table:formula="of:=[.L7]/[.F$1]" office:value-type="float" office:value="5.54508807102128" calcext:value-type="float">
            <text:p>5,545088071021</text:p>
          </table:table-cell>
          <table:table-cell table:style-name="ce5" table:formula="of:=[.M7]/[.G$1]" office:value-type="float" office:value="5.48437633979938" calcext:value-type="float">
            <text:p>5,484376339799</text:p>
          </table:table-cell>
          <table:table-cell table:style-name="ce5" table:formula="of:=[.N7]/[.H$1]" office:value-type="float" office:value="8.0831899060773" calcext:value-type="float">
            <text:p>8,083189906077</text:p>
          </table:table-cell>
          <table:table-cell table:number-columns-repeated="1004"/>
        </table:table-row>
        <table:table-row table:style-name="ro1">
          <table:table-cell office:value-type="float" office:value="158400" calcext:value-type="float">
            <text:p>158400</text:p>
          </table:table-cell>
          <table:table-cell office:value-type="float" office:value="52.907638" calcext:value-type="float">
            <text:p>52,907638</text:p>
          </table:table-cell>
          <table:table-cell table:style-name="ce3" office:value-type="float" office:value="13.011953316" calcext:value-type="float">
            <text:p>13,011953316</text:p>
          </table:table-cell>
          <table:table-cell table:style-name="ce3" office:value-type="float" office:value="5.852167774" calcext:value-type="float">
            <text:p>5,852167774</text:p>
          </table:table-cell>
          <table:table-cell table:style-name="ce3" office:value-type="float" office:value="3.259506373" calcext:value-type="float">
            <text:p>3,259506373</text:p>
          </table:table-cell>
          <table:table-cell table:style-name="ce3" office:value-type="float" office:value="1.484300849" calcext:value-type="float">
            <text:p>1,484300849</text:p>
          </table:table-cell>
          <table:table-cell table:style-name="ce3" office:value-type="float" office:value="1.189257394" calcext:value-type="float">
            <text:p>1,189257394</text:p>
          </table:table-cell>
          <table:table-cell table:style-name="ce3" office:value-type="float" office:value="0.545467989" calcext:value-type="float">
            <text:p>0,545467989</text:p>
          </table:table-cell>
          <table:table-cell table:style-name="ce5" table:formula="of:=[.$B8]/[.C8]" office:value-type="float" office:value="4.06607960504613" calcext:value-type="float">
            <text:p>4,066079605046</text:p>
          </table:table-cell>
          <table:table-cell table:style-name="ce5" table:formula="of:=[.$B8]/[.D8]" office:value-type="float" office:value="9.04069056855444" calcext:value-type="float">
            <text:p>9,040690568554</text:p>
          </table:table-cell>
          <table:table-cell table:style-name="ce5" table:formula="of:=[.$B8]/[.E8]" office:value-type="float" office:value="16.2317946172029" calcext:value-type="float">
            <text:p>16,231794617203</text:p>
          </table:table-cell>
          <table:table-cell table:style-name="ce5" table:formula="of:=[.$B8]/[.F8]" office:value-type="float" office:value="35.644820950985" calcext:value-type="float">
            <text:p>35,644820950985</text:p>
          </table:table-cell>
          <table:table-cell table:style-name="ce5" table:formula="of:=[.$B8]/[.G8]" office:value-type="float" office:value="44.4879622081206" calcext:value-type="float">
            <text:p>44,487962208121</text:p>
          </table:table-cell>
          <table:table-cell table:style-name="ce5" table:formula="of:=[.$B8]/[.H8]" office:value-type="float" office:value="96.994945747403" calcext:value-type="float">
            <text:p>96,994945747403</text:p>
          </table:table-cell>
          <table:table-cell table:style-name="ce5" table:formula="of:=[.I8]/[.C$1]" office:value-type="float" office:value="2.03303980252307" calcext:value-type="float">
            <text:p>2,033039802523</text:p>
          </table:table-cell>
          <table:table-cell table:style-name="ce5" table:formula="of:=[.J8]/[.D$1]" office:value-type="float" office:value="3.01356352285148" calcext:value-type="float">
            <text:p>3,013563522851</text:p>
          </table:table-cell>
          <table:table-cell table:style-name="ce5" table:formula="of:=[.K8]/[.E$1]" office:value-type="float" office:value="4.05794865430073" calcext:value-type="float">
            <text:p>4,057948654301</text:p>
          </table:table-cell>
          <table:table-cell table:style-name="ce5" table:formula="of:=[.L8]/[.F$1]" office:value-type="float" office:value="5.94080349183083" calcext:value-type="float">
            <text:p>5,940803491831</text:p>
          </table:table-cell>
          <table:table-cell table:style-name="ce5" table:formula="of:=[.M8]/[.G$1]" office:value-type="float" office:value="5.56099527601508" calcext:value-type="float">
            <text:p>5,560995276015</text:p>
          </table:table-cell>
          <table:table-cell table:style-name="ce5" table:formula="of:=[.N8]/[.H$1]" office:value-type="float" office:value="8.08291214561691" calcext:value-type="float">
            <text:p>8,082912145617</text:p>
          </table:table-cell>
          <table:table-cell table:number-columns-repeated="1004"/>
        </table:table-row>
        <table:table-row table:style-name="ro1">
          <table:table-cell office:value-type="float" office:value="163800" calcext:value-type="float">
            <text:p>163800</text:p>
          </table:table-cell>
          <table:table-cell office:value-type="float" office:value="56.624653" calcext:value-type="float">
            <text:p>56,624653</text:p>
          </table:table-cell>
          <table:table-cell table:style-name="ce3" office:value-type="float" office:value="13.591517756" calcext:value-type="float">
            <text:p>13,591517756</text:p>
          </table:table-cell>
          <table:table-cell table:style-name="ce3" office:value-type="float" office:value="5.921423452" calcext:value-type="float">
            <text:p>5,921423452</text:p>
          </table:table-cell>
          <table:table-cell table:style-name="ce3" office:value-type="float" office:value="3.339444067" calcext:value-type="float">
            <text:p>3,339444067</text:p>
          </table:table-cell>
          <table:table-cell table:style-name="ce3" office:value-type="float" office:value="1.487029943" calcext:value-type="float">
            <text:p>1,487029943</text:p>
          </table:table-cell>
          <table:table-cell table:style-name="ce3" office:value-type="float" office:value="1.270841934" calcext:value-type="float">
            <text:p>1,270841934</text:p>
          </table:table-cell>
          <table:table-cell table:style-name="ce3" office:value-type="float" office:value="0.564079735" calcext:value-type="float">
            <text:p>0,564079735</text:p>
          </table:table-cell>
          <table:table-cell table:style-name="ce5" table:formula="of:=[.$B9]/[.C9]" office:value-type="float" office:value="4.16617584706483" calcext:value-type="float">
            <text:p>4,166175847065</text:p>
          </table:table-cell>
          <table:table-cell table:style-name="ce5" table:formula="of:=[.$B9]/[.D9]" office:value-type="float" office:value="9.5626758428963" calcext:value-type="float">
            <text:p>9,562675842896</text:p>
          </table:table-cell>
          <table:table-cell table:style-name="ce5" table:formula="of:=[.$B9]/[.E9]" office:value-type="float" office:value="16.9563112493958" calcext:value-type="float">
            <text:p>16,956311249396</text:p>
          </table:table-cell>
          <table:table-cell table:style-name="ce5" table:formula="of:=[.$B9]/[.F9]" office:value-type="float" office:value="38.0790267650986" calcext:value-type="float">
            <text:p>38,079026765099</text:p>
          </table:table-cell>
          <table:table-cell table:style-name="ce5" table:formula="of:=[.$B9]/[.G9]" office:value-type="float" office:value="44.5568024512481" calcext:value-type="float">
            <text:p>44,556802451248</text:p>
          </table:table-cell>
          <table:table-cell table:style-name="ce5" table:formula="of:=[.$B9]/[.H9]" office:value-type="float" office:value="100.384129204713" calcext:value-type="float">
            <text:p>100,384129204713</text:p>
          </table:table-cell>
          <table:table-cell table:style-name="ce5" table:formula="of:=[.I9]/[.C$1]" office:value-type="float" office:value="2.08308792353242" calcext:value-type="float">
            <text:p>2,083087923532</text:p>
          </table:table-cell>
          <table:table-cell table:style-name="ce5" table:formula="of:=[.J9]/[.D$1]" office:value-type="float" office:value="3.18755861429877" calcext:value-type="float">
            <text:p>3,187558614299</text:p>
          </table:table-cell>
          <table:table-cell table:style-name="ce5" table:formula="of:=[.K9]/[.E$1]" office:value-type="float" office:value="4.23907781234894" calcext:value-type="float">
            <text:p>4,239077812349</text:p>
          </table:table-cell>
          <table:table-cell table:style-name="ce5" table:formula="of:=[.L9]/[.F$1]" office:value-type="float" office:value="6.34650446084976" calcext:value-type="float">
            <text:p>6,346504460850</text:p>
          </table:table-cell>
          <table:table-cell table:style-name="ce5" table:formula="of:=[.M9]/[.G$1]" office:value-type="float" office:value="5.56960030640601" calcext:value-type="float">
            <text:p>5,569600306406</text:p>
          </table:table-cell>
          <table:table-cell table:style-name="ce5" table:formula="of:=[.N9]/[.H$1]" office:value-type="float" office:value="8.36534410039271" calcext:value-type="float">
            <text:p>8,365344100393</text:p>
          </table:table-cell>
          <table:table-cell table:number-columns-repeated="1004"/>
        </table:table-row>
        <table:table-row table:style-name="ro1">
          <table:table-cell office:value-type="float" office:value="169200" calcext:value-type="float">
            <text:p>169200</text:p>
          </table:table-cell>
          <table:table-cell office:value-type="float" office:value="60.236428" calcext:value-type="float">
            <text:p>60,236428</text:p>
          </table:table-cell>
          <table:table-cell table:style-name="ce3" office:value-type="float" office:value="14.534266452" calcext:value-type="float">
            <text:p>14,534266452</text:p>
          </table:table-cell>
          <table:table-cell table:style-name="ce3" office:value-type="float" office:value="6.3492651" calcext:value-type="float">
            <text:p>6,349265100</text:p>
          </table:table-cell>
          <table:table-cell table:style-name="ce3" office:value-type="float" office:value="3.580963566" calcext:value-type="float">
            <text:p>3,580963566</text:p>
          </table:table-cell>
          <table:table-cell table:style-name="ce3" office:value-type="float" office:value="1.623880725" calcext:value-type="float">
            <text:p>1,623880725</text:p>
          </table:table-cell>
          <table:table-cell table:style-name="ce3" office:value-type="float" office:value="1.361937893" calcext:value-type="float">
            <text:p>1,361937893</text:p>
          </table:table-cell>
          <table:table-cell table:style-name="ce3" office:value-type="float" office:value="0.638337368" calcext:value-type="float">
            <text:p>0,638337368</text:p>
          </table:table-cell>
          <table:table-cell table:style-name="ce5" table:formula="of:=[.$B10]/[.C10]" office:value-type="float" office:value="4.14444225299799" calcext:value-type="float">
            <text:p>4,144442252998</text:p>
          </table:table-cell>
          <table:table-cell table:style-name="ce5" table:formula="of:=[.$B10]/[.D10]" office:value-type="float" office:value="9.48714962303275" calcext:value-type="float">
            <text:p>9,487149623033</text:p>
          </table:table-cell>
          <table:table-cell table:style-name="ce5" table:formula="of:=[.$B10]/[.E10]" office:value-type="float" office:value="16.8212903844998" calcext:value-type="float">
            <text:p>16,821290384500</text:p>
          </table:table-cell>
          <table:table-cell table:style-name="ce5" table:formula="of:=[.$B10]/[.F10]" office:value-type="float" office:value="37.0941209367455" calcext:value-type="float">
            <text:p>37,094120936746</text:p>
          </table:table-cell>
          <table:table-cell table:style-name="ce5" table:formula="of:=[.$B10]/[.G10]" office:value-type="float" office:value="44.2284690877604" calcext:value-type="float">
            <text:p>44,228469087760</text:p>
          </table:table-cell>
          <table:table-cell table:style-name="ce5" table:formula="of:=[.$B10]/[.H10]" office:value-type="float" office:value="94.3645649145202" calcext:value-type="float">
            <text:p>94,364564914520</text:p>
          </table:table-cell>
          <table:table-cell table:style-name="ce5" table:formula="of:=[.I10]/[.C$1]" office:value-type="float" office:value="2.072221126499" calcext:value-type="float">
            <text:p>2,072221126499</text:p>
          </table:table-cell>
          <table:table-cell table:style-name="ce5" table:formula="of:=[.J10]/[.D$1]" office:value-type="float" office:value="3.16238320767758" calcext:value-type="float">
            <text:p>3,162383207678</text:p>
          </table:table-cell>
          <table:table-cell table:style-name="ce5" table:formula="of:=[.K10]/[.E$1]" office:value-type="float" office:value="4.20532259612496" calcext:value-type="float">
            <text:p>4,205322596125</text:p>
          </table:table-cell>
          <table:table-cell table:style-name="ce5" table:formula="of:=[.L10]/[.F$1]" office:value-type="float" office:value="6.18235348945759" calcext:value-type="float">
            <text:p>6,182353489458</text:p>
          </table:table-cell>
          <table:table-cell table:style-name="ce5" table:formula="of:=[.M10]/[.G$1]" office:value-type="float" office:value="5.52855863597005" calcext:value-type="float">
            <text:p>5,528558635970</text:p>
          </table:table-cell>
          <table:table-cell table:style-name="ce5" table:formula="of:=[.N10]/[.H$1]" office:value-type="float" office:value="7.86371374287669" calcext:value-type="float">
            <text:p>7,863713742877</text:p>
          </table:table-cell>
          <table:table-cell table:number-columns-repeated="1004"/>
        </table:table-row>
        <table:table-row table:style-name="ro1">
          <table:table-cell office:value-type="float" office:value="174600" calcext:value-type="float">
            <text:p>174600</text:p>
          </table:table-cell>
          <table:table-cell office:value-type="float" office:value="64.275725" calcext:value-type="float">
            <text:p>64,275725</text:p>
          </table:table-cell>
          <table:table-cell table:style-name="ce3" office:value-type="float" office:value="15.544005697" calcext:value-type="float">
            <text:p>15,544005697</text:p>
          </table:table-cell>
          <table:table-cell table:style-name="ce3" office:value-type="float" office:value="6.751031722" calcext:value-type="float">
            <text:p>6,751031722</text:p>
          </table:table-cell>
          <table:table-cell table:style-name="ce3" office:value-type="float" office:value="3.835523389" calcext:value-type="float">
            <text:p>3,835523389</text:p>
          </table:table-cell>
          <table:table-cell table:style-name="ce3" office:value-type="float" office:value="1.757791882" calcext:value-type="float">
            <text:p>1,757791882</text:p>
          </table:table-cell>
          <table:table-cell table:style-name="ce3" office:value-type="float" office:value="1.441997295" calcext:value-type="float">
            <text:p>1,441997295</text:p>
          </table:table-cell>
          <table:table-cell table:style-name="ce3" office:value-type="float" office:value="0.644438217" calcext:value-type="float">
            <text:p>0,644438217</text:p>
          </table:table-cell>
          <table:table-cell table:style-name="ce5" table:formula="of:=[.$B11]/[.C11]" office:value-type="float" office:value="4.13508115301355" calcext:value-type="float">
            <text:p>4,135081153014</text:p>
          </table:table-cell>
          <table:table-cell table:style-name="ce5" table:formula="of:=[.$B11]/[.D11]" office:value-type="float" office:value="9.5208743858425" calcext:value-type="float">
            <text:p>9,520874385843</text:p>
          </table:table-cell>
          <table:table-cell table:style-name="ce5" table:formula="of:=[.$B11]/[.E11]" office:value-type="float" office:value="16.7580062695845" calcext:value-type="float">
            <text:p>16,758006269585</text:p>
          </table:table-cell>
          <table:table-cell table:style-name="ce5" table:formula="of:=[.$B11]/[.F11]" office:value-type="float" office:value="36.5661746752793" calcext:value-type="float">
            <text:p>36,566174675279</text:p>
          </table:table-cell>
          <table:table-cell table:style-name="ce5" table:formula="of:=[.$B11]/[.G11]" office:value-type="float" office:value="44.5740954042497" calcext:value-type="float">
            <text:p>44,574095404250</text:p>
          </table:table-cell>
          <table:table-cell table:style-name="ce5" table:formula="of:=[.$B11]/[.H11]" office:value-type="float" office:value="99.739157772513" calcext:value-type="float">
            <text:p>99,739157772513</text:p>
          </table:table-cell>
          <table:table-cell table:style-name="ce5" table:formula="of:=[.I11]/[.C$1]" office:value-type="float" office:value="2.06754057650678" calcext:value-type="float">
            <text:p>2,067540576507</text:p>
          </table:table-cell>
          <table:table-cell table:style-name="ce5" table:formula="of:=[.J11]/[.D$1]" office:value-type="float" office:value="3.17362479528083" calcext:value-type="float">
            <text:p>3,173624795281</text:p>
          </table:table-cell>
          <table:table-cell table:style-name="ce5" table:formula="of:=[.K11]/[.E$1]" office:value-type="float" office:value="4.18950156739613" calcext:value-type="float">
            <text:p>4,189501567396</text:p>
          </table:table-cell>
          <table:table-cell table:style-name="ce5" table:formula="of:=[.L11]/[.F$1]" office:value-type="float" office:value="6.09436244587989" calcext:value-type="float">
            <text:p>6,094362445880</text:p>
          </table:table-cell>
          <table:table-cell table:style-name="ce5" table:formula="of:=[.M11]/[.G$1]" office:value-type="float" office:value="5.57176192553121" calcext:value-type="float">
            <text:p>5,571761925531</text:p>
          </table:table-cell>
          <table:table-cell table:style-name="ce5" table:formula="of:=[.N11]/[.H$1]" office:value-type="float" office:value="8.31159648104275" calcext:value-type="float">
            <text:p>8,311596481043</text:p>
          </table:table-cell>
          <table:table-cell table:number-columns-repeated="1004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68.063888" calcext:value-type="float">
            <text:p>68,063888</text:p>
          </table:table-cell>
          <table:table-cell table:style-name="ce3" office:value-type="float" office:value="16.461663281" calcext:value-type="float">
            <text:p>16,461663281</text:p>
          </table:table-cell>
          <table:table-cell table:style-name="ce3" office:value-type="float" office:value="7.303592918" calcext:value-type="float">
            <text:p>7,303592918</text:p>
          </table:table-cell>
          <table:table-cell table:style-name="ce3" office:value-type="float" office:value="4.03024037" calcext:value-type="float">
            <text:p>4,030240370</text:p>
          </table:table-cell>
          <table:table-cell table:style-name="ce3" office:value-type="float" office:value="1.815276971" calcext:value-type="float">
            <text:p>1,815276971</text:p>
          </table:table-cell>
          <table:table-cell table:style-name="ce3" office:value-type="float" office:value="1.540510334" calcext:value-type="float">
            <text:p>1,540510334</text:p>
          </table:table-cell>
          <table:table-cell table:style-name="ce3" office:value-type="float" office:value="0.694640277" calcext:value-type="float">
            <text:p>0,694640277</text:p>
          </table:table-cell>
          <table:table-cell table:style-name="ce5" table:formula="of:=[.$B12]/[.C12]" office:value-type="float" office:value="4.13469081696982" calcext:value-type="float">
            <text:p>4,134690816970</text:p>
          </table:table-cell>
          <table:table-cell table:style-name="ce5" table:formula="of:=[.$B12]/[.D12]" office:value-type="float" office:value="9.31923352850811" calcext:value-type="float">
            <text:p>9,319233528508</text:p>
          </table:table-cell>
          <table:table-cell table:style-name="ce5" table:formula="of:=[.$B12]/[.E12]" office:value-type="float" office:value="16.8882949281757" calcext:value-type="float">
            <text:p>16,888294928176</text:p>
          </table:table-cell>
          <table:table-cell table:style-name="ce5" table:formula="of:=[.$B12]/[.F12]" office:value-type="float" office:value="37.4950429534205" calcext:value-type="float">
            <text:p>37,495042953421</text:p>
          </table:table-cell>
          <table:table-cell table:style-name="ce5" table:formula="of:=[.$B12]/[.G12]" office:value-type="float" office:value="44.1826883583892" calcext:value-type="float">
            <text:p>44,182688358389</text:p>
          </table:table-cell>
          <table:table-cell table:style-name="ce5" table:formula="of:=[.$B12]/[.H12]" office:value-type="float" office:value="97.9843672381813" calcext:value-type="float">
            <text:p>97,984367238181</text:p>
          </table:table-cell>
          <table:table-cell table:style-name="ce5" table:formula="of:=[.I12]/[.C$1]" office:value-type="float" office:value="2.06734540848491" calcext:value-type="float">
            <text:p>2,067345408485</text:p>
          </table:table-cell>
          <table:table-cell table:style-name="ce5" table:formula="of:=[.J12]/[.D$1]" office:value-type="float" office:value="3.10641117616937" calcext:value-type="float">
            <text:p>3,106411176169</text:p>
          </table:table-cell>
          <table:table-cell table:style-name="ce5" table:formula="of:=[.K12]/[.E$1]" office:value-type="float" office:value="4.22207373204393" calcext:value-type="float">
            <text:p>4,222073732044</text:p>
          </table:table-cell>
          <table:table-cell table:style-name="ce5" table:formula="of:=[.L12]/[.F$1]" office:value-type="float" office:value="6.24917382557008" calcext:value-type="float">
            <text:p>6,249173825570</text:p>
          </table:table-cell>
          <table:table-cell table:style-name="ce5" table:formula="of:=[.M12]/[.G$1]" office:value-type="float" office:value="5.52283604479865" calcext:value-type="float">
            <text:p>5,522836044799</text:p>
          </table:table-cell>
          <table:table-cell table:style-name="ce5" table:formula="of:=[.N12]/[.H$1]" office:value-type="float" office:value="8.16536393651511" calcext:value-type="float">
            <text:p>8,165363936515</text:p>
          </table:table-cell>
          <table:table-cell table:number-columns-repeated="100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9" loext:min-decimal-places="9" number:min-integer-digits="1" number:grouping="true"/>
    </number:number-style>
    <number:number-style style:name="N114">
      <number:number number:decimal-places="10" loext:min-decimal-places="10" number:min-integer-digits="1" number:grouping="true"/>
    </number:number-style>
    <number:number-style style:name="N11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5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7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20">
      <number:day/>
      <number:text>/</number:text>
      <number:month number:textual="true"/>
      <number:text>/</number:text>
      <number:year/>
    </number:date-style>
    <number:date-style style:name="N121">
      <number:day/>
      <number:text>/</number:text>
      <number:month number:textual="true"/>
    </number:date-style>
    <number:date-style style:name="N122">
      <number:month number:textual="true"/>
      <number:text>/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R$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12" loext:min-decimal-places="12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5T11:21:02.310825522</dc:date>
    <meta:editing-duration>PT3M14S</meta:editing-duration>
    <meta:editing-cycles>3</meta:editing-cycles>
    <meta:generator>LibreOffice/6.4.6.2$Linux_X86_64 LibreOffice_project/40$Build-2</meta:generator>
    <meta:document-statistic meta:table-count="1" meta:cell-count="240" meta:object-count="0"/>
  </office:meta>
</office:document-meta>
</file>